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02cm" fo:min-width="12.27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27cm" fo:min-width="7.70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095cm" fo:min-width="7.17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38cm" fo:min-width="9.712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3.835cm" fo:min-width="6.781cm"/>
      <style:paragraph-properties style:writing-mode="lr-tb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679cm" fo:min-width="4.55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79cm" fo:min-width="4.812cm"/>
      <style:paragraph-properties style:writing-mode="lr-tb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3.167cm" fo:min-width="4.921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2.46cm" fo:min-width="6.333cm"/>
      <style:paragraph-properties style:writing-mode="lr-tb"/>
    </style:style>
    <style:style style:name="gr16" style:family="graphic" style:parent-style-name="objectwithoutfill">
      <style:graphic-properties draw:marker-end="Arrowheads_20_7" draw:marker-end-width="0.3cm" draw:fill="none" draw:textarea-vertical-align="middle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74cm" svg:height="1.152cm" svg:x="3.825cm" svg:y="2.451cm">
          <text:p text:style-name="P1">50,000 18-40 year-olds were screene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07cm" svg:height="1.077cm" svg:x="1cm" svg:y="4.753cm">
          <text:p text:style-name="P1"><text:span text:style-name="T1">40,000 went through the randomiz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7cm" svg:height="4.345cm" svg:x="13.535cm" svg:y="4.753cm">
          <text:p text:style-name="P1"><text:span text:style-name="T1">10,000 of those screened </text:span></text:p>
          <text:p text:style-name="P1"><text:span text:style-name="T1">were not chosen due to:</text:span></text:p>
          <text:p text:style-name="P1"><text:span text:style-name="T1">1. Not healthy enough for the study.</text:span></text:p>
          <text:p text:style-name="P1"><text:span text:style-name="T1">2. Participants declined the study.</text:span><text:span text:style-name="T1"><text:line-break/></text:span><text:span text:style-name="T1">3. Participants had prior medical history that could interfere with results</text:span><text:line-break/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212cm" svg:y1="3.565cm" svg:x2="6.499cm" svg:y2="4.605cm">
          <text:p/>
        </draw:line>
        <draw:line draw:style-name="gr5" draw:text-style-name="P2" draw:layer="layout" svg:x1="10.658cm" svg:y1="3.565cm" svg:x2="15.968cm" svg:y2="4.568cm">
          <text:p/>
        </draw:line>
        <draw:custom-shape draw:style-name="gr6" draw:text-style-name="P1" draw:layer="layout" svg:width="10.212cm" svg:height="1.188cm" svg:x="11.066cm" svg:y="9.582cm">
          <text:p text:style-name="P1"><text:span text:style-name="T2">2000 did not sign Informed Consent and could not continue with the study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273cm" svg:y1="5.831cm" svg:x2="12.143cm" svg:y2="9.433cm">
          <text:p/>
        </draw:line>
        <draw:custom-shape draw:style-name="gr8" draw:text-style-name="P1" draw:layer="layout" svg:width="7.281cm" svg:height="4.085cm" svg:x="1cm" svg:y="8.022cm">
          <text:p text:style-name="P1"><text:span text:style-name="T3">38,000 went to get a flu shot.</text:span><text:span text:style-name="T3"><text:line-break/></text:span><text:span text:style-name="T3">19,000 were assigned a placebo shot </text:span><text:span text:style-name="T3"><text:line-break/></text:span><text:span text:style-name="T3">19,000 were assigned the Fluzone shot.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5.236cm" svg:y1="5.905cm" svg:x2="4.271cm" svg:y2="7.947cm">
          <text:p/>
        </draw:line>
        <draw:custom-shape draw:style-name="gr10" draw:text-style-name="P1" draw:layer="layout" svg:width="5.051cm" svg:height="0.929cm" svg:x="2.859cm" svg:y="13.888cm">
          <text:p text:style-name="P1"><text:span text:style-name="T1"><text:s/></text:span><text:span text:style-name="T1">19,000 Got a Placebo Vaccine in the Fall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312cm" svg:height="0.929cm" svg:x="10.025cm" svg:y="13.851cm">
          <text:p text:style-name="P1"><text:span text:style-name="T1"><text:s/></text:span><text:span text:style-name="T1">19,000 Got a Fluzone Vaccine in the Fall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4.642cm" svg:y1="12.069cm" svg:x2="4.791cm" svg:y2="13.852cm">
          <text:p/>
        </draw:line>
        <draw:line draw:style-name="gr13" draw:text-style-name="P2" draw:layer="layout" svg:x1="4.605cm" svg:y1="12.181cm" svg:x2="12.515cm" svg:y2="13.74cm">
          <text:p/>
        </draw:line>
        <draw:custom-shape draw:style-name="gr14" draw:text-style-name="P1" draw:layer="layout" svg:width="5.421cm" svg:height="3.417cm" svg:x="2.637cm" svg:y="16.08cm">
          <text:p text:style-name="P1"><text:span text:style-name="T4">Of the participants:</text:span></text:p>
          <text:p text:style-name="P1"><text:span text:style-name="T4">1 Died,</text:span></text:p>
          <text:p text:style-name="P1"><text:span text:style-name="T4">100 were unreachable,</text:span></text:p>
          <text:p text:style-name="P1"><text:span text:style-name="T4">10 were withdrawn by physician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6.833cm" svg:height="2.71cm" svg:x="9.58cm" svg:y="16.042cm">
          <text:p text:style-name="P3"><text:span text:style-name="T4">Of the participants:</text:span></text:p>
          <text:p text:style-name="P3"><text:span text:style-name="T4">75 were unreachable,</text:span></text:p>
          <text:p text:style-name="P3"><text:span text:style-name="T4">23 were withdrawn by physician</text:span></text:p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5.162cm" svg:y1="14.891cm" svg:x2="5.125cm" svg:y2="16.117cm">
          <text:p/>
        </draw:line>
        <draw:line draw:style-name="gr17" draw:text-style-name="P2" draw:layer="layout" svg:x1="12.7cm" svg:y1="14.817cm" svg:x2="12.737cm" svg:y2="15.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5T16:23:25.061000000</meta:creation-date>
    <dc:date>2023-02-05T16:40:36.862000000</dc:date>
    <meta:editing-duration>PT17M12S</meta:editing-duration>
    <meta:editing-cycles>1</meta:editing-cycles>
    <meta:document-statistic meta:object-count="17"/>
    <meta:generator>LibreOffice/7.5.0.3$Windows_X86_64 LibreOffice_project/c21113d003cd3efa8c53188764377a8272d9d6de</meta:generator>
  </office:meta>
</office:document-meta>
</file>